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938563392672295365" text:style-name="Outline">
        <text:list-item>
          <text:h text:style-name="P6" text:outline-level="1">Requisitos Rupu APP</text:h>
        </text:list-item>
      </text:list>
      <text:p text:style-name="Title"/>
      <text:list xml:id="list1198581569" text:continue-numbering="true" text:style-name="Outline">
        <text:list-item>
          <text:list>
            <text:list-item>
              <text:h text:style-name="Heading_20_2" text:outline-level="2">Descripción del negocio</text:h>
            </text:list-item>
          </text:list>
        </text:list-item>
      </text:list>
      <text:p text:style-name="Text_20_body"><text:tab/>Rupu realiza viajes turísticos, a clientes generalmente extranjeros.</text:p>
      <text:list xml:id="list1785040504" text:continue-numbering="true" text:style-name="Outline">
        <text:list-item>
          <text:list>
            <text:list-item>
              <text:h text:style-name="Heading_20_2" text:outline-level="2">Requisitos</text:h>
            </text:list-item>
          </text:list>
        </text:list-item>
      </text:list>
      <text:list xml:id="list5135901733946270690" text:style-name="L1">
        <text:list-item>
          <text:p text:style-name="P1">Una app que funcione en Android y en Mac</text:p>
        </text:list-item>
        <text:list-item>
          <text:p text:style-name="P1">Un vendedor mostrara en una tablet los diferentes paquetes turísticos pudiendo el cliente comprometerse con uno o mas de esos paquetes, abonando la totalidad o el 50%(1024X768,163 px por pulgada), a lo mejor son varios tablet</text:p>
        </text:list-item>
        <text:list-item>
          <text:p text:style-name="P1">Eventualmente el cliente bajara su app y podra comprometerse con los paquetes que estime conveniente.Abonando el 50% </text:p>
        </text:list-item>
        <text:list-item>
          <text:p text:style-name="P1">Interesa que las descripciones de los paquetes vengan encima de la foto</text:p>
        </text:list-item>
        <text:list-item>
          <text:p text:style-name="P1">Los paquetes se reservan y se abona por ellos mediante transferencia</text:p>
        </text:list-item>
        <text:list-item>
          <text:p text:style-name="P1">Listado de los paquetes vendidos por fecha</text:p>
        </text:list-item>
        <text:list-item>
          <text:p text:style-name="P1">Debe ser amistoso con el medio ambiente</text:p>
        </text:list-item>
        <text:list-item>
          <text:p text:style-name="P1">Los clientes pueden hacer observaciones respecto al servicio</text:p>
        </text:list-item>
      </text:list>
      <text:p text:style-name="Text_20_body"/>
      <text:list xml:id="list1450421319" text:continue-list="list1785040504" text:style-name="Outline">
        <text:list-item>
          <text:list>
            <text:list-item>
              <text:h text:style-name="Heading_20_2" text:outline-level="2">Que no hara la aplicación en una primera parte</text:h>
            </text:list-item>
          </text:list>
        </text:list-item>
      </text:list>
      <text:p text:style-name="Text_20_body"><text:tab/>Llamar por telefono,chat,envío de correos ,pagos por sistema</text:p>
      <text:list xml:id="list1765450517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Definiciones</text:h>
            </text:list-item>
          </text:list>
        </text:list-item>
      </text:list>
      <text:p text:style-name="Text_20_body"/>
      <text:list xml:id="list766507801" text:continue-numbering="true" text:style-name="Outline">
        <text:list-item>
          <text:list>
            <text:list-item>
              <text:list>
                <text:list-item>
                  <text:h text:style-name="Heading_20_3" text:outline-level="3">Definiciones-Paquete turistico</text:h>
                </text:list-item>
              </text:list>
            </text:list-item>
          </text:list>
        </text:list-item>
      </text:list>
      <text:list xml:id="list563432235" text:continue-list="list5135901733946270690" text:style-name="L1">
        <text:list-item>
          <text:p text:style-name="P1">Un paquete tiene nombre descripción y valor en peso y valor en dolares.</text:p>
        </text:list-item>
        <text:list-item>
          <text:p text:style-name="P1">Es un dibujo de presentación y un conjunto de fotos asociados,cada foto tiene una descripción la cual se coloca sobre la foto</text:p>
        </text:list-item>
        <text:list-item>
          <text:p text:style-name="P1">Las fotos y descripciones de los paquetes son fijos</text:p>
        </text:list-item>
        <text:list-item>
          <text:p text:style-name="P1">Hay paquetes que estan fijados para una fecha y hora,hay paquetes que tienen fijada la hora y el cliente debe escoger una fecha y posiblemente existan paquetes en los cuales se debe elegir fecha y hora</text:p>
        </text:list-item>
      </text:list>
      <text:p text:style-name="Text_20_body"/>
      <text:list xml:id="list1971393203" text:continue-list="list766507801" text:style-name="Outline">
        <text:list-item>
          <text:list>
            <text:list-item>
              <text:list>
                <text:list-item>
                  <text:h text:style-name="Heading_20_3" text:outline-level="3"><text:soft-page-break/>Definiciones-El cliente </text:h>
                </text:list-item>
              </text:list>
            </text:list-item>
          </text:list>
        </text:list-item>
      </text:list>
      <text:list xml:id="list2437331318216334928" text:style-name="L2">
        <text:list-item>
          <text:p text:style-name="P2"><text:bookmark-start text:name="__DdeLink__1673_2118312884"/>Interesa el nombre,nacionalidad,dni,hotel,pieza <text:s/>y si pago 50% o el total</text:p>
        </text:list-item>
      </text:list>
      <text:p text:style-name="Text_20_body"><text:bookmark-end text:name="__DdeLink__1673_2118312884"/></text:p>
      <text:p text:style-name="Text_20_body"/>
      <text:list xml:id="list301592439" text:continue-list="list1971393203" text:style-name="Outline">
        <text:list-item>
          <text:list>
            <text:list-item>
              <text:h text:style-name="Heading_20_2" text:outline-level="2">Solicitudes</text:h>
            </text:list-item>
          </text:list>
        </text:list-item>
      </text:list>
      <text:list xml:id="list5729730163448749978" text:style-name="L3">
        <text:list-item>
          <text:p text:style-name="P3">Necesito que hagas un correo Gmail y me des la clave para crear la bases de datos</text:p>
        </text:list-item>
      </text:list>
      <text:p text:style-name="Text_20_body"/>
      <text:p text:style-name="Standard"/>
      <text:p text:style-name="Standard"/>
      <text:list xml:id="list1423934534" text:continue-list="list301592439" text:style-name="Outline">
        <text:list-item>
          <text:list>
            <text:list-item>
              <text:h text:style-name="Heading_20_2" text:outline-level="2">Consultas</text:h>
            </text:list-item>
          </text:list>
        </text:list-item>
      </text:list>
      <text:list xml:id="list4681505353969327873" text:style-name="L4">
        <text:list-item>
          <text:p text:style-name="P4">Habia una especie de paquete que era cambiable.¿Cómo se llama?. Me puedes dar un ejemplo completo</text:p>
        </text:list-item>
        <text:list-item>
          <text:p text:style-name="P4">Si yo tomo tres <text:s/>paquetes hay descuento? Si quiero el paquete viña y voy con mi señora y tres niños, hay descuento?.Puedo tomar varios paquetes con descuentO? Hay pólitica de descuentos en general?</text:p>
        </text:list-item>
        <text:list-item>
          <text:p text:style-name="P4">Seria bueno creo yo registrar correo y celular del cliente.Te parece.?</text:p>
        </text:list-item>
        <text:list-item>
          <text:p text:style-name="P4">Los paquetes tienen cupo?</text:p>
        </text:list-item>
      </text:list>
      <text:p text:style-name="Text_20_body"/>
      <text:p text:style-name="Text_20_body"/>
      <text:p text:style-name="Text_20_body">Nota</text:p>
      <text:list xml:id="list1059378805698112624" text:style-name="L5">
        <text:list-item>
          <text:p text:style-name="P5">El paquete para documentos que hablabamos <text:s/>se llama OpenOffice</text:p>
        </text:list-item>
      </text:list>
      <text:p text:style-name="Text_20_body"/>
      <text:p text:style-name="Text_20_body"/>
      <text:p text:style-name="Text_20_body">freetur</text:p>
      <text:p text:style-name="Text_20_body"/>
      <text:p text:style-name="Text_20_body"/>
      <text:p text:style-name="Text_20_body"/>
      <text:list xml:id="list1131169951" text:continue-list="list1423934534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0</meta:editing-cycles>
    <meta:creation-date>2018-10-30T15:54:34.944000000</meta:creation-date>
    <meta:editing-duration>PT20H18M40S</meta:editing-duration>
    <meta:generator>OpenOffice/4.1.6$Unix OpenOffice.org_project/416m1$Build-9790</meta:generator>
    <dc:date>2019-04-02T20:53:47</dc:date>
    <dc:creator>Máximo Meza</dc:creator>
    <meta:document-statistic meta:table-count="0" meta:image-count="0" meta:object-count="0" meta:page-count="2" meta:paragraph-count="33" meta:word-count="353" meta:character-count="21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